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officeooo:rsid="000f491d" officeooo:paragraph-rsid="000f491d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060cb" officeooo:paragraph-rsid="001060c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1d7e8" officeooo:paragraph-rsid="0011d7e8" style:font-weight-asian="normal" style:font-weight-complex="normal"/>
    </style:style>
    <style:style style:name="T1" style:family="text">
      <style:text-properties officeooo:rsid="000f49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d7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7 </text:span>– <text:span text:style-name="T1">CONFIGURAÇÃO</text:span> DE REDE <text:span text:style-name="T1">BÁSICA</text:span> - COMANDOS IFCONFIG E DHCLIENT</text:p>
      <text:p text:style-name="P1"/>
      <text:p text:style-name="P2">*** <text:span text:style-name="T1">CONFIGURAÇÕES BÁSICAS DE REDE: IP / MÁSCARA DE REDE </text:span>***</text:p>
      <text:p text:style-name="P2"/>
      <text:p text:style-name="P3">Comando ifconfig</text:p>
      <text:p text:style-name="P3"/>
      <text:p text:style-name="P3">– Configura interfaces de rede.</text:p>
      <text:p text:style-name="P3"/>
      <text:p text:style-name="P3">Sintaxe:</text:p>
      <text:p text:style-name="P3">ifconfig interface parâmetros</text:p>
      <text:p text:style-name="P3"/>
      <text:p text:style-name="P4">Parâmetros mais comuns:</text:p>
      <text:p text:style-name="P4">endereço IP</text:p>
      <text:p text:style-name="P4">netmask [máscara de sub-rede]</text:p>
      <text:p text:style-name="P4">up <text:tab/>Ativar a interface de rede</text:p>
      <text:p text:style-name="P4">down<text:tab/>Desativa a interface de rede</text:p>
      <text:p text:style-name="P4"/>
      <text:p text:style-name="P4">ifconfig eth0 <text:span text:style-name="T3">192.168.0.1 netmask 255.255.255</text:span></text:p>
      <text:p text:style-name="P4"/>
      <text:p text:style-name="P5">Como renovar o endereço IP via DHCP:</text:p>
      <text:p text:style-name="P5"/>
      <text:p text:style-name="P5"/>
      <text:p text:style-name="P4"/>
      <text:p text:style-name="P4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9:14:24.500397905</meta:creation-date>
    <dc:date>2020-04-04T19:58:03.230545985</dc:date>
    <meta:editing-duration>PT23M18S</meta:editing-duration>
    <meta:editing-cycles>1</meta:editing-cycles>
    <meta:document-statistic meta:table-count="0" meta:image-count="0" meta:object-count="0" meta:page-count="1" meta:paragraph-count="13" meta:word-count="64" meta:character-count="413" meta:non-whitespace-character-count="359"/>
    <meta:generator>LibreOffice/6.3.5.2$Linux_X86_64 LibreOffice_project/30$Build-2</meta:generator>
  </office:meta>
</office:document-meta>
</file>